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314000001DF393DF29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0000" draw:marker-start-width="0.125cm" draw:marker-end-width="0.12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1.548cm" svg:x="1cm" svg:y="9.075cm">
          <draw:image xlink:href="Pictures/1000000000000314000001DF393DF29C.png" xlink:type="simple" xlink:show="embed" xlink:actuate="onLoad">
            <text:p/>
          </draw:image>
        </draw:frame>
        <draw:custom-shape draw:style-name="gr2" draw:text-style-name="P1" draw:layer="layout" svg:width="4.1cm" svg:height="0.8cm" svg:x="15.6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5cm" svg:height="3.8cm" svg:x="1.1cm" svg:y="1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cm" svg:height="0.8cm" svg:x="17.7cm" svg:y="19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16T16:12:40</dc:date>
    <dc:creator>Rakhi </dc:creator>
    <meta:document-statistic meta:object-count="4"/>
    <meta:generator>LibreOffice/3.5$Linux_x86 LibreOffice_project/350m1$Build-202</meta:generator>
  </office:meta>
</office:document-meta>
</file>